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0ae91" officeooo:paragraph-rsid="0010ae91"/>
    </style:style>
    <style:style style:name="P2" style:family="paragraph" style:parent-style-name="Text_20_body">
      <style:text-properties officeooo:rsid="00119461" officeooo:paragraph-rsid="00119461"/>
    </style:style>
    <style:style style:name="P3" style:family="paragraph" style:parent-style-name="Text_20_body">
      <style:text-properties officeooo:rsid="00119461" officeooo:paragraph-rsid="0013c662"/>
    </style:style>
    <style:style style:name="P4" style:family="paragraph" style:parent-style-name="Text_20_body">
      <style:text-properties officeooo:rsid="0014af26" officeooo:paragraph-rsid="0014af26"/>
    </style:style>
    <style:style style:name="P5" style:family="paragraph" style:parent-style-name="Text_20_body">
      <style:text-properties officeooo:rsid="00164781" officeooo:paragraph-rsid="00164781"/>
    </style:style>
    <style:style style:name="P6" style:family="paragraph" style:parent-style-name="Text_20_body">
      <style:text-properties officeooo:rsid="0017a929" officeooo:paragraph-rsid="0017a929"/>
    </style:style>
    <style:style style:name="P7" style:family="paragraph" style:parent-style-name="Text_20_body">
      <style:text-properties officeooo:rsid="0020e377" officeooo:paragraph-rsid="0020e377"/>
    </style:style>
    <style:style style:name="P8" style:family="paragraph" style:parent-style-name="Text_20_body">
      <style:text-properties officeooo:rsid="00219625" officeooo:paragraph-rsid="00219625"/>
    </style:style>
    <style:style style:name="P9" style:family="paragraph" style:parent-style-name="Text_20_body">
      <style:text-properties officeooo:rsid="00252128" officeooo:paragraph-rsid="00252128"/>
    </style:style>
    <style:style style:name="P10" style:family="paragraph" style:parent-style-name="Text_20_body">
      <style:text-properties officeooo:rsid="002801b6" officeooo:paragraph-rsid="002801b6"/>
    </style:style>
    <style:style style:name="P11" style:family="paragraph" style:parent-style-name="Text_20_body">
      <style:paragraph-properties fo:margin-left="3.752cm" fo:margin-right="0cm" fo:text-indent="0cm" style:auto-text-indent="false"/>
      <style:text-properties officeooo:rsid="00119461" officeooo:paragraph-rsid="0013c662"/>
    </style:style>
    <style:style style:name="P12" style:family="paragraph" style:parent-style-name="Preformatted_20_Text">
      <style:text-properties officeooo:rsid="00104632" officeooo:paragraph-rsid="00104632"/>
    </style:style>
    <style:style style:name="P13" style:family="paragraph" style:parent-style-name="Text_20_body">
      <style:paragraph-properties fo:margin-left="3.752cm" fo:margin-right="0cm" fo:text-indent="0cm" style:auto-text-indent="false"/>
      <style:text-properties officeooo:rsid="0012e0ed" officeooo:paragraph-rsid="0013c662"/>
    </style:style>
    <style:style style:name="P14" style:family="paragraph" style:parent-style-name="Text_20_body">
      <style:text-properties officeooo:rsid="00290654" officeooo:paragraph-rsid="00290654"/>
    </style:style>
    <style:style style:name="P15" style:family="paragraph" style:parent-style-name="Text_20_body">
      <style:text-properties officeooo:rsid="0029247b" officeooo:paragraph-rsid="0029247b"/>
    </style:style>
    <style:style style:name="P16" style:family="paragraph" style:parent-style-name="Text_20_body">
      <style:text-properties officeooo:rsid="002994de" officeooo:paragraph-rsid="002994de"/>
    </style:style>
    <style:style style:name="P17" style:family="paragraph" style:parent-style-name="Text_20_body">
      <style:text-properties officeooo:rsid="002a364e" officeooo:paragraph-rsid="002a364e"/>
    </style:style>
    <style:style style:name="P18" style:family="paragraph" style:parent-style-name="Text_20_body">
      <style:text-properties officeooo:rsid="002af1e0" officeooo:paragraph-rsid="002af1e0"/>
    </style:style>
    <style:style style:name="P19" style:family="paragraph" style:parent-style-name="Text_20_body" style:list-style-name="L2"/>
    <style:style style:name="P20" style:family="paragraph" style:parent-style-name="Text_20_body">
      <style:text-properties officeooo:rsid="002c7bda" officeooo:paragraph-rsid="002c7bda"/>
    </style:style>
    <style:style style:name="P21" style:family="paragraph" style:parent-style-name="Text_20_body">
      <style:text-properties officeooo:rsid="002d2ff0" officeooo:paragraph-rsid="002d2ff0"/>
    </style:style>
    <style:style style:name="P22" style:family="paragraph" style:parent-style-name="Text_20_body">
      <style:text-properties officeooo:rsid="002ebbda" officeooo:paragraph-rsid="002ebbda"/>
    </style:style>
    <style:style style:name="P23" style:family="paragraph" style:parent-style-name="Text_20_body">
      <style:text-properties officeooo:rsid="002ec7ef" officeooo:paragraph-rsid="002ec7ef"/>
    </style:style>
    <style:style style:name="P24" style:family="paragraph" style:parent-style-name="Text_20_body">
      <style:text-properties officeooo:rsid="002f4294" officeooo:paragraph-rsid="002f4294"/>
    </style:style>
    <style:style style:name="P25" style:family="paragraph" style:parent-style-name="Text_20_body">
      <style:text-properties officeooo:rsid="002fd76e" officeooo:paragraph-rsid="002fd76e"/>
    </style:style>
    <style:style style:name="P26" style:family="paragraph" style:parent-style-name="Text_20_body">
      <style:text-properties officeooo:rsid="00303df6" officeooo:paragraph-rsid="00303df6"/>
    </style:style>
    <style:style style:name="P27" style:family="paragraph" style:parent-style-name="Text_20_body">
      <style:text-properties officeooo:rsid="00303df6" officeooo:paragraph-rsid="0036d295"/>
    </style:style>
    <style:style style:name="P28" style:family="paragraph" style:parent-style-name="Text_20_body">
      <style:text-properties officeooo:rsid="0033d3a9" officeooo:paragraph-rsid="0033d3a9"/>
    </style:style>
    <style:style style:name="P29" style:family="paragraph" style:parent-style-name="Text_20_body">
      <style:text-properties officeooo:rsid="0034a9f1" officeooo:paragraph-rsid="0034a9f1"/>
    </style:style>
    <style:style style:name="P30" style:family="paragraph" style:parent-style-name="Text_20_body">
      <style:text-properties officeooo:rsid="003595fd" officeooo:paragraph-rsid="003595fd"/>
    </style:style>
    <style:style style:name="P31" style:family="paragraph" style:parent-style-name="Text_20_body">
      <style:text-properties officeooo:rsid="0036d295" officeooo:paragraph-rsid="0036d295"/>
    </style:style>
    <style:style style:name="P32" style:family="paragraph" style:parent-style-name="Text_20_body">
      <style:text-properties officeooo:rsid="003a09d0" officeooo:paragraph-rsid="0039c79d"/>
    </style:style>
    <style:style style:name="P33" style:family="paragraph" style:parent-style-name="Text_20_body">
      <style:text-properties officeooo:rsid="003bfd81" officeooo:paragraph-rsid="003bfd81"/>
    </style:style>
    <style:style style:name="P34" style:family="paragraph" style:parent-style-name="Text_20_body">
      <style:text-properties officeooo:rsid="003df202" officeooo:paragraph-rsid="003df202"/>
    </style:style>
    <style:style style:name="P35" style:family="paragraph" style:parent-style-name="Text_20_body">
      <style:text-properties officeooo:rsid="003f373d" officeooo:paragraph-rsid="003f373d"/>
    </style:style>
    <style:style style:name="P36" style:family="paragraph" style:parent-style-name="Text_20_body">
      <style:paragraph-properties fo:break-before="page"/>
      <style:text-properties officeooo:rsid="0029247b" officeooo:paragraph-rsid="0029247b"/>
    </style:style>
    <style:style style:name="P37" style:family="paragraph" style:parent-style-name="Text_20_body" style:list-style-name="L2">
      <style:paragraph-properties fo:margin-top="0cm" fo:margin-bottom="0cm" loext:contextual-spacing="false"/>
    </style:style>
    <style:style style:name="P38" style:family="paragraph" style:parent-style-name="Text_20_body">
      <style:paragraph-properties fo:margin-left="1.251cm" fo:margin-right="0cm" fo:text-indent="0cm" style:auto-text-indent="false"/>
      <style:text-properties officeooo:rsid="003df202" officeooo:paragraph-rsid="003df202"/>
    </style:style>
    <style:style style:name="P39" style:family="paragraph" style:parent-style-name="Text_20_body">
      <style:paragraph-properties fo:margin-left="0cm" fo:margin-right="0cm" fo:text-indent="0cm" style:auto-text-indent="false"/>
      <style:text-properties officeooo:rsid="003df202" officeooo:paragraph-rsid="003df202"/>
    </style:style>
    <style:style style:name="P40" style:family="paragraph" style:parent-style-name="Preformatted_20_Text">
      <style:text-properties officeooo:rsid="0036d295" officeooo:paragraph-rsid="0036d295"/>
    </style:style>
    <style:style style:name="P41" style:family="paragraph" style:parent-style-name="Preformatted_20_Text">
      <style:text-properties style:font-name="Liberation Serif" fo:font-size="12pt" officeooo:rsid="0036d295" officeooo:paragraph-rsid="0036d295" style:font-size-asian="12pt" style:font-size-complex="12pt"/>
    </style:style>
    <style:style style:name="T1" style:family="text">
      <style:text-properties officeooo:rsid="0012e0ed"/>
    </style:style>
    <style:style style:name="T2" style:family="text">
      <style:text-properties fo:background-color="#ffff00" loext:char-shading-value="0"/>
    </style:style>
    <style:style style:name="T3" style:family="text">
      <style:text-properties officeooo:rsid="0012e0ed" fo:background-color="#ffff00" loext:char-shading-value="0"/>
    </style:style>
    <style:style style:name="T4" style:family="text">
      <style:text-properties style:text-position="super 58%"/>
    </style:style>
    <style:style style:name="T5" style:family="text">
      <style:text-properties officeooo:rsid="0016f515"/>
    </style:style>
    <style:style style:name="T6" style:family="text">
      <style:text-properties officeooo:rsid="00198e70"/>
    </style:style>
    <style:style style:name="T7" style:family="text">
      <style:text-properties officeooo:rsid="001aa988"/>
    </style:style>
    <style:style style:name="T8" style:family="text">
      <style:text-properties officeooo:rsid="001dcf49"/>
    </style:style>
    <style:style style:name="T9" style:family="text">
      <style:text-properties officeooo:rsid="001ea124"/>
    </style:style>
    <style:style style:name="T10" style:family="text">
      <style:text-properties officeooo:rsid="001ff9af"/>
    </style:style>
    <style:style style:name="T11" style:family="text">
      <style:text-properties officeooo:rsid="00230adc"/>
    </style:style>
    <style:style style:name="T12" style:family="text">
      <style:text-properties officeooo:rsid="0025cb5f"/>
    </style:style>
    <style:style style:name="T13" style:family="text">
      <style:text-properties officeooo:rsid="0028217a"/>
    </style:style>
    <style:style style:name="T14" style:family="text">
      <style:text-properties officeooo:rsid="002c7bda"/>
    </style:style>
    <style:style style:name="T15" style:family="text">
      <style:text-properties officeooo:rsid="002ebbda"/>
    </style:style>
    <style:style style:name="T16" style:family="text">
      <style:text-properties style:text-underline-style="solid" style:text-underline-width="auto" style:text-underline-color="font-color"/>
    </style:style>
    <style:style style:name="T17" style:family="text">
      <style:text-properties officeooo:rsid="0031af2c"/>
    </style:style>
    <style:style style:name="T18" style:family="text">
      <style:text-properties officeooo:rsid="0032b6c9"/>
    </style:style>
    <style:style style:name="T19" style:family="text">
      <style:text-properties officeooo:rsid="0034a9f1"/>
    </style:style>
    <style:style style:name="T20" style:family="text">
      <style:text-properties officeooo:rsid="0036d295"/>
    </style:style>
    <style:style style:name="T21" style:family="text">
      <style:text-properties officeooo:rsid="003e4f29"/>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 à GITHUB</text:h>
      <text:p text:style-name="P12"/>
      <text:h text:style-name="Heading_20_3" text:outline-level="3">Evaluation</text:h>
      <text:p text:style-name="Text_20_body">3/4 personnes/groupe</text:p>
      <text:p text:style-name="Text_20_body">Transformer une selection de texte de manière collaborative</text:p>
      <text:p text:style-name="Text_20_body">1 corpus latin, 1 corpus français, des corpus de l’EnC</text:p>
      <text:p text:style-name="Text_20_body">Il faudra que les rôles soient partagés de manière claire : </text:p>
      <text:p text:style-name="Text_20_body">- gestionnaire des metadonnées</text:p>
      <text:p text:style-name="Text_20_body">- gestion du projet en général</text:p>
      <text:p text:style-name="Text_20_body">- tenue journaliere des taches effectuées</text:p>
      <text:p text:style-name="Text_20_body">- transformation des textes</text:p>
      <text:p text:style-name="Text_20_body"/>
      <text:h text:style-name="Heading_20_3" text:outline-level="3">Notation :</text:h>
      <text:p text:style-name="Text_20_body">- archives de GIT</text:p>
      <text:p text:style-name="Text_20_body">- à partir du travail effectué (utiliser les bonnes interfaces de communication pour garder la trace du travail en équipe).</text:p>
      <text:p text:style-name="Text_20_body">- 20 à 30h / 4 mois – minimum pour le groupe. Peut être plus (par membre).</text:p>
      <text:p text:style-name="Text_20_body"/>
      <text:p text:style-name="P16"><text:a xlink:type="simple" xlink:href="https://github.com/ponteineptique/cours-git/" text:style-name="Internet_20_link" text:visited-style-name="Visited_20_Internet_20_Link">https://github.com/ponteineptique/cours-git/</text:a> </text:p>
      <text:h text:style-name="Heading_20_2" text:outline-level="2"><text:span text:style-name="T8">Git 1 : </text:span>Bonnes pratiques</text:h>
      <text:h text:style-name="Heading_20_3" text:outline-level="3">Problèmes :</text:h>
      <text:p text:style-name="P1">- travail récursif : existence de plusieurs versions d’un même document au fil de sa création</text:p>
      <text:p text:style-name="P1">- travail en groupe : multiplication exponentielle des fils de communication</text:p>
      <text:p text:style-name="P1">- existence de plusieurs versions : une personne extérieure ne sait pas nécessairement quelle est la version la plus à jour et qui doit être utilisée.</text:p>
      <text:p text:style-name="P1"/>
      <text:p text:style-name="P2">Ce qui génère l’existence plusieurs versions, c’est le besoin de garder des archives en cas de problème, pour pouvoir comprendre les versions et l’évolution du document. La nécessité d’avoir de meilleurs pratiques, c’est notamment pour pouvoir mieux travailler en groupe.</text:p>
      <text:p text:style-name="P2">Git a été créé en Avril 2005. Sous licence GNU GPLv2 (safe).</text:p>
      <text:p text:style-name="P2"/>
      <text:p text:style-name="P2"><text:soft-page-break/>Plusieurs outils qui existent pour cet archivages automatique des données :</text:p>
      <text:p text:style-name="P2">- dropbox</text:p>
      <text:p text:style-name="P2">- google doc et google sheet</text:p>
      <text:p text:style-name="P2">(C’est 2 plateformes pose le problème de la « <text:span text:style-name="T2">blackbox</text:span> » : 1) on ne sait pas quand l’instantanée est pris, 2) si google ou dropbox ferme, on perd les données).</text:p>
      <text:p text:style-name="P2">- le mode édition de libreoffice</text:p>
      <text:p text:style-name="P2"/>
      <text:p text:style-name="P2">Fonctionnement de Git </text:p>
      <text:p text:style-name="P2">On travaille à l’intérieur de dossiers : <text:span text:style-name="T2">repository.</text:span> </text:p>
      <text:p text:style-name="P2"><text:tab/>Contient un sous-dossier généralement caché (git) qui contient toutes les archives. </text:p>
      <text:p text:style-name="P2"><text:tab/><text:span text:style-name="T1">Contrairement à Google Doc ou DropBox, il faut qu’une modification soit explicitement enregistrée pour qu’elle soit conservée. </text:span></text:p>
      <text:p text:style-name="P3"><text:tab/><text:tab/><text:span text:style-name="T1">Inconvénient : </text:span></text:p>
      <text:p text:style-name="P13">on oublie de sauvegarder, sur un autre poste les modifs ne seront pas enregistrées</text:p>
      <text:p text:style-name="P3"><text:tab/><text:tab/><text:span text:style-name="T1">Avantage : </text:span></text:p>
      <text:p text:style-name="P11"><text:span text:style-name="T1">- on peut grouper les modifications (ex : changer le design d’un site web tout en même temps. Groupe de modif : « </text:span><text:span text:style-name="T3">commit</text:span><text:span text:style-name="T1"> » (aussi appelé « sac de modification »). Chaque commit contient des fichiers qui sont ajoutés manuellement. </text:span></text:p>
      <text:p text:style-name="P4">On distingue 3 états des fichiers :</text:p>
      <text:p text:style-name="P4">- état de travail : 1 fchier a subi des modifs mais nous ne l’avons pas encore ajouté à un futur commit</text:p>
      <text:p text:style-name="P4">- un état de futur enregistrement (staging area) : dans un commit, mais commit pas encore enregistré. </text:p>
      <text:p text:style-name="P4">- un état archivé : le fichier a subi des modifs enregistrées, pas modifiées depuis lors</text:p>
      <text:p text:style-name="P4"/>
      <text:h text:style-name="Heading_20_2" text:outline-level="2">GIT dans le Terminal</text:h>
      <text:p text:style-name="P5">Git init : pour initialiser un dossier Git vide</text:p>
      <text:p text:style-name="P5">nautilus pour ouvrir un dossier en mode interface graphique</text:p>
      <text:p text:style-name="P5">ls -la : lister tout y compris les répertoires cachés</text:p>
      <text:p text:style-name="P5">md : markdown (format d’édition de texte très basiqueà</text:p>
      <text:p text:style-name="P5">gedit cours1.md : permet d’ouvrir un fichier texte dans gedit</text:p>
      <text:p text:style-name="P5"><text:soft-page-break/>git status : donne statut d’archivage du fichier git , <text:span text:style-name="T6">donne les modifications en cours et leur état par rapport au fichier enregistré.</text:span></text:p>
      <text:p text:style-name="P5">git add : pour passer au 2<text:span text:style-name="T4">e</text:span> état d’archivage</text:p>
      <text:p text:style-name="P5">git commit -m « message » : pour passer au 3<text:span text:style-name="T4">e</text:span> etat d’archivage. -m est très très important ! <text:span text:style-name="T5">On ne commit alors que ce qui a été ajouté au commit. Si on a deux fichiers, et qu’on a fait « git add » que sur l’un des deux fichiers, alors seulement ce fichier sera ciblé par git commit. </text:span></text:p>
      <text:p text:style-name="P6">Git log : affiche les notes <text:span text:style-name="T7">(et leur <text:s/>nombre : si 3 modifs, alors 3 notes à afficher, incluant le « message » donné après -m).</text:span></text:p>
      <text:p text:style-name="P6">git diff : affiche l’état actuel du fichier archivé <text:span text:style-name="T9">(compare la liste des cartons qu’on a en cours, avec les cours qui sont dans l’entrepôt)</text:span></text:p>
      <text:p text:style-name="P6">si doc a été modifié mais pas encore passé en etat 2, git diff affiche les modifications</text:p>
      <text:p text:style-name="P6"/>
      <text:p text:style-name="P6">→<text:span text:style-name="T8"> ces commandes suffisent à la plupart des utilisateurs de Git. Nous on va en voir d’autres.</text:span></text:p>
      <text:p text:style-name="P6">→<text:span text:style-name="T9"> on peut synchroniser ces fichiers avec des serveurs en ligne, mais on verra ça plus tard.</text:span></text:p>
      <text:p text:style-name="P6">→<text:span text:style-name="T10"> Conseil de Thibault Clérice : utiliser ces commandes pour garder une trace de ce qui est modifié dans nos fichiers de notes de cours dans les autres cours.</text:span></text:p>
      <text:h text:style-name="Heading_20_2" text:outline-level="2">GIT 2 : <text:span text:style-name="T8">poussé plus loin</text:span></text:h>
      <text:p text:style-name="P7">L’utilisation de branches permet d’utiliser plusieurs version d’un même fichier. Les branches permettent de faire comme un « enregistrer sous » mais sur l’ensemble <text:s/>des repository.</text:p>
      <text:p text:style-name="P7">cf. diapo.</text:p>
      <text:p text:style-name="P7"/>
      <text:p text:style-name="P8">La branche master est créée par défaut quand on crée un git init. <text:span text:style-name="T11">Deux branches n’ont pas nécessairement les mêmes fichiers. Et dans la première branche il n’y aura que les logs dans la branche master. Par contre dans la deuxième branche il y a tous les logs du repository…</text:span></text:p>
      <text:p text:style-name="P9">Git merge = « prend telle branche et rajoute-la à mon historique ». <text:span text:style-name="T12">On fait toujours la commande depuis la branche réceptrice, et l’argument de merge est toujours le nom de la branche qu’on veut fusionner. </text:span></text:p>
      <text:p text:style-name="P10">Même après un merge, la branche fusionnée continue toujours d’exister. On a en quelque sorte fait un versement dans la branche réceptrice. Mais on peut toujours utiliser la 2<text:span text:style-name="T4">e</text:span> branche. <text:span text:style-name="T13">Merge a l’avantage de doubler la fusion des fichiers d’une fusion des historique. </text:span></text:p>
      <text:p text:style-name="P14">Devoirs : faire pas à pas toutes les étapes dans « note.md » pour la 8 novembre. <text:s/>Et revoir le cours. </text:p>
      <text:p text:style-name="P14"/>
      <text:p text:style-name="P36">Rappel : </text:p>
      <text:p text:style-name="P15">checkout -b : est un raccourci pour créer une autre branche (alternatif à git branch nom_de_branche).</text:p>
      <text:p text:style-name="P15">L’un des grands principes de collaboration, c’est de ne pas toucher à la branche master.</text:p>
      <text:p text:style-name="P17">Git checkout : permet de naviguer entre les branches.</text:p>
      <text:p text:style-name="P18">Git status permet de vérifier sur quelle branche on se trouve. <text:s/>Avant de créer une nouvelle branche, on peut aussi taper « checkout master » pour se positionner sur la branche « master » : <text:span text:style-name="T14">ensuite on fait « git branch nom_de_branch ». « git branch » permet de lister toutes les branches.</text:span></text:p>
      <text:p text:style-name="P18"/>
      <text:p text:style-name="P20">Nb : dia est un outil poru créer des diagrammes, qui fonctionnent sous tous les systèmes. </text:p>
      <text:p text:style-name="P18"/>
      <text:p text:style-name="P18">Exercice optionel (à partir du fichier <text:a xlink:type="simple" xlink:href="https://raw.githubusercontent.com/PonteIneptique/cours-git/master/notes-contextuelles/exercice-branches.png" text:style-name="Internet_20_link" text:visited-style-name="Visited_20_Internet_20_Link">https://raw.githubusercontent.com/PonteIneptique/cours-git/master/notes-contextuelles/exercice-branches.png</text:a> → </text:p>
      <text:p text:style-name="P18">Que dois-je faire pour avoir tous les textes dans 1.0.0, sachant que</text:p>
      <text:list xml:id="list5035718843461066302" text:style-name="L2">
        <text:list-item>
          <text:p text:style-name="P37">toutes les branches existent (on est parti de master-init à chaque fois) </text:p>
        </text:list-item>
        <text:list-item>
          <text:p text:style-name="P37">martial a été ajouté </text:p>
        </text:list-item>
        <text:list-item>
          <text:p text:style-name="P19">quel est l'ordre le moins dangereux à votre avis ? </text:p>
        </text:list-item>
      </text:list>
      <text:p text:style-name="P18"/>
      <text:h text:style-name="Heading_20_2" text:outline-level="2">Conflits</text:h>
      <text:p text:style-name="P21">Quand deux modifications identiques ont été faites sur deux branches qu’on veut ensuite rassembler, on a un message d’erreur qui signale un conflit. </text:p>
      <text:p text:style-name="P21">« <text:span text:style-name="T15">&lt;&lt;&lt;&lt;&lt;&lt;&lt;HEAD » dans le texte qui signale l’erreur : c’est la branche master.</text:span></text:p>
      <text:p text:style-name="P21">« <text:span text:style-name="T15">&gt;&gt;&gt;&gt;&gt;&gt;&gt;nom_de_branche » : c’est l’autre branche en conflit.</text:span></text:p>
      <text:p text:style-name="P21">→<text:span text:style-name="T15"> le conflit est modifié à la main : on supprimer la version du texte qu’on ne veut pas. </text:span></text:p>
      <text:p text:style-name="P22">NB : TOUS LES CONFLITS se corrigent à la main. D’où l’importance de : 1) utiliser d’autres branches ; 2) fusionner fréquemment les branches. </text:p>
      <text:p text:style-name="P23">Rappel : « merge » permet de fusionner les historiques de modifications vers la branch master. </text:p>
      <text:p text:style-name="P23"/>
      <text:p text:style-name="P23"><text:span text:style-name="T16">Explication :</text:span> dans le dossier sur ‘interface graphique’ un seul fichier apparaît, c’est celui de la branche sur laquelle on se trouve. L’autre version du fichier se trouve elle dans le dossier caché qui se trouve dans le dossier initialisé par Git. → Donc Git se charge de switcher d’un fichier à l’autre dans l’interface graphique (en plus de faire ça dans le terminal). </text:p>
      <text:p text:style-name="P23"/>
      <text:p text:style-name="P24"><text:soft-page-break/>Quand on travaille sur un repository git, la toute première chose à faire c’est toujours de vérifier la branche sur laquelle on est : git status. Comme ça on est sûr de travailler sur la bonne version des fichiers. </text:p>
      <text:p text:style-name="P24"/>
      <text:h text:style-name="Heading_20_1" text:outline-level="1">Sauvegarde en ligne</text:h>
      <text:p text:style-name="P25">(cours 3)</text:p>
      <text:p text:style-name="P26">Pour permettre la collaboration en ligne : on utilise des services externes concurents.</text:p>
      <text:p text:style-name="P26">Il y en a 2 principaux : Gitlab et GitHub.</text:p>
      <text:p text:style-name="P26">Github est le plus ancien des deux ; c’est le plus utilisé mais il n’est pas en opensource.</text:p>
      <text:p text:style-name="P26">Gitlab est en partie en opensource donc permet d’être répliqué de manière locale.</text:p>
      <text:p text:style-name="P26">Autres : <text:span text:style-name="T18">So</text:span>urceforge, Bitbucket.</text:p>
      <text:p text:style-name="P26">→ Il faut se tenir au courant des plateformes qui montent et qui d<text:span text:style-name="T17">es</text:span>cendent, etc. Dans les entreprises privées, on est souvent amenés à travailler avec des version locales et privées de Git (ERP). </text:p>
      <text:p text:style-name="P26"/>
      <text:p text:style-name="P28">Vocabulaire pour Github : <text:s/><text:span text:style-name="T19">(cf diapo)</text:span></text:p>
      <text:p text:style-name="P28">Remote</text:p>
      <text:p text:style-name="P29">origin</text:p>
      <text:p text:style-name="P29">upstream</text:p>
      <text:p text:style-name="P29">push</text:p>
      <text:p text:style-name="P29">pull</text:p>
      <text:p text:style-name="P29">clone</text:p>
      <text:p text:style-name="P29">fork</text:p>
      <text:p text:style-name="P30">ticket : quand il y a des bugs.</text:p>
      <text:p text:style-name="P30"/>
      <text:p text:style-name="P31">Créer un repository sur Github (ne pas cocher README pour le moment). Github donne des informations </text:p>
      <text:p text:style-name="P40">git remote add origin <text:a xlink:type="simple" xlink:href="https://github.com/alix-tz/note-de-cours.git" text:style-name="Internet_20_link" text:visited-style-name="Visited_20_Internet_20_Link">https://github.com/alix-tz/note-de-cours.git</text:a></text:p>
      <text:p text:style-name="P41"/>
      <text:p text:style-name="P41"><text:tab/><text:tab/><text:tab/>Ici, ORIGIN est le nom du remote principal.</text:p>
      <text:p text:style-name="P40"><text:tab/><text:tab/><text:tab/></text:p>
      <text:p text:style-name="P40">git push -u origin master</text:p>
      <text:p text:style-name="P40"/>
      <text:p text:style-name="P27"><text:tab/><text:tab/><text:tab/>-<text:span text:style-name="T20">u permet de signaler que la branch master du le PC est le même que la branche master dans le remote. (fortement conseillé par Thibaut). </text:span></text:p>
      <text:p text:style-name="P27"><text:soft-page-break/></text:p>
      <text:p text:style-name="Text_20_body">Une fois une branche synchronisée avec celle de Git, on n’a plus besoin d’écrire que « git push » (en fonction de la branche sur laquelle on se trouve) pour synchroniser. </text:p>
      <text:p text:style-name="Text_20_body"/>
      <text:p text:style-name="Text_20_body">git clone <text:a xlink:type="simple" xlink:href="https://github.com/PonteIneptique/cours-git.git" text:style-name="Internet_20_link" text:visited-style-name="Visited_20_Internet_20_Link">https://github.com/PonteIneptique/cours-git.git</text:a></text:p>
      <text:p text:style-name="Text_20_body">Permet de copier tout le repository du cours sur l’ordinateur. Cela crée un dosser qui porte le même nom que le repository de GitHub. </text:p>
      <text:p text:style-name="Text_20_body"/>
      <text:p text:style-name="Text_20_body">Nommage des branches : il se fait en fonction du type de problème qui doit être résolu (pas, par exemple, en fonction de la personne qui fait les modifications). </text:p>
      <text:p text:style-name="Text_20_body"/>
      <text:h text:style-name="Heading_20_1" text:outline-level="1">Collaborer sur GITHUB</text:h>
      <text:p text:style-name="P32"/>
      <text:p text:style-name="P33">GitHub a l’avantage de proposer la gestion de bugs et de tickets (aussi appelé « ticket »). </text:p>
      <text:p text:style-name="P34">Bonnes pratiques sur un bug : </text:p>
      <text:p text:style-name="P38">- dans le cadre d’un logiciel/d’une application/ d’un site : donner la démarche pour reproduire le bug ; c’est très important pour comprendre ce qui ne fonctionne pas.</text:p>
      <text:p text:style-name="P38">- donner les fichiers concernés par le bug</text:p>
      <text:p text:style-name="P38">- décrire au mieux le problème, même si c’est sur notre propre dépôt.</text:p>
      <text:p text:style-name="P38"/>
      <text:p text:style-name="P39">Pour des exemples d’issues : github.com/Capitains</text:p>
      <text:p text:style-name="P39"><text:tab/><text:tab/><text:span text:style-name="T21">github.com/OpenGreekAndLatin/First1k-greek</text:span></text:p>
      <text:p text:style-name="P39">Pour le cours prochain : lire les slides du cours4 et essayer de pratiquer un peu git et github. </text:p>
      <text:p text:style-name="P35">Lien utile : <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35"/>
      <text:p text:style-name="P23"/>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8T13:10:29.265307428</dc:date>
    <meta:editing-duration>PT3H16M17S</meta:editing-duration>
    <meta:editing-cycles>50</meta:editing-cycles>
    <meta:generator>LibreOffice/5.1.6.2$Linux_X86_64 LibreOffice_project/10m0$Build-2</meta:generator>
    <meta:document-statistic meta:table-count="0" meta:image-count="0" meta:object-count="0" meta:page-count="6" meta:paragraph-count="118" meta:word-count="1621" meta:character-count="9553" meta:non-whitespace-character-count="7994"/>
  </office:meta>
</office:document-meta>
</file>